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Avg. Runtime (ms)</text:p>
          </table:table-cell>
          <table:table-cell table:style-name="ce1" office:value-type="string" calcext:value-type="string">
            <text:p>Avg. Power past Baseline (W)</text:p>
          </table:table-cell>
          <table:table-cell table:style-name="ce1" office:value-type="string" calcext:value-type="string">
            <text:p>Avg. Energy per Operation (J)</text:p>
          </table:table-cell>
          <table:table-cell table:style-name="ce1" office:value-type="string" calcext:value-type="string">
            <text:p>Avg. Power (W)</text:p>
          </table:table-cell>
          <table:table-cell table:style-name="ce1" office:value-type="string" calcext:value-type="string">
            <text:p>Power Std. Dev.</text:p>
          </table:table-cell>
          <table:table-cell table:style-name="ce1" office:value-type="string" calcext:value-type="string">
            <text:p>Num. Iterations</text:p>
          </table:table-cell>
          <table:table-cell table:style-name="ce1" office:value-type="string" calcext:value-type="string">
            <text:p>Runtime Std. Dev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</text:p>
          </table:table-cell>
          <table:table-cell office:value-type="float" office:value="0.0206" calcext:value-type="float">
            <text:p>0.0206</text:p>
          </table:table-cell>
          <table:table-cell table:formula="of:=[.E2]-[.$A$8]" office:value-type="float" office:value="6.57" calcext:value-type="float">
            <text:p>6.57</text:p>
          </table:table-cell>
          <table:table-cell table:formula="of:=[.C2]*([.B2]*1000)" office:value-type="float" office:value="135.342" calcext:value-type="float">
            <text:p>135.342</text:p>
          </table:table-cell>
          <table:table-cell office:value-type="float" office:value="11.44" calcext:value-type="float">
            <text:p>11.44</text:p>
          </table:table-cell>
          <table:table-cell office:value-type="float" office:value="2.57" calcext:value-type="float">
            <text:p>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6.2959" calcext:value-type="float">
            <text:p>6.2959</text:p>
          </table:table-cell>
          <table:table-cell table:formula="of:=[.E3]-[.$A$8]" office:value-type="float" office:value="8.37" calcext:value-type="float">
            <text:p>8.37</text:p>
          </table:table-cell>
          <table:table-cell table:formula="of:=[.C3]*([.B3]*1000)" office:value-type="float" office:value="52696.683" calcext:value-type="float">
            <text:p>52696.683</text:p>
          </table:table-cell>
          <table:table-cell office:value-type="float" office:value="13.24" calcext:value-type="float">
            <text:p>13.24</text:p>
          </table:table-cell>
          <table:table-cell office:value-type="float" office:value="0.8" calcext:value-type="float">
            <text:p>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294" calcext:value-type="float">
            <text:p>0.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nearization</text:p>
          </table:table-cell>
          <table:table-cell office:value-type="float" office:value="4.47" calcext:value-type="float">
            <text:p>4.47</text:p>
          </table:table-cell>
          <table:table-cell table:formula="of:=[.E4]-[.$A$8]" office:value-type="float" office:value="8.05" calcext:value-type="float">
            <text:p>8.05</text:p>
          </table:table-cell>
          <table:table-cell table:formula="of:=[.C4]*([.B4]*1000)" office:value-type="float" office:value="35983.5" calcext:value-type="float">
            <text:p>35983.5</text:p>
          </table:table-cell>
          <table:table-cell office:value-type="float" office:value="12.92" calcext:value-type="float">
            <text:p>12.92</text:p>
          </table:table-cell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16" calcext:value-type="float">
            <text:p>0.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ing</text:p>
          </table:table-cell>
          <table:table-cell office:value-type="float" office:value="4.4657" calcext:value-type="float">
            <text:p>4.4657</text:p>
          </table:table-cell>
          <table:table-cell table:formula="of:=[.E5]-[.$A$8]" office:value-type="float" office:value="8.03" calcext:value-type="float">
            <text:p>8.03</text:p>
          </table:table-cell>
          <table:table-cell table:formula="of:=[.C5]*([.B5]*1000)" office:value-type="float" office:value="35859.571" calcext:value-type="float">
            <text:p>35859.571</text:p>
          </table:table-cell>
          <table:table-cell office:value-type="float" office:value="12.9" calcext:value-type="float">
            <text:p>12.9</text:p>
          </table:table-cell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61" calcext:value-type="float">
            <text:p>0.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float" office:value="0.0214" calcext:value-type="float">
            <text:p>0.0214</text:p>
          </table:table-cell>
          <table:table-cell table:formula="of:=[.E6]-[.$A$8]" office:value-type="float" office:value="7.14" calcext:value-type="float">
            <text:p>7.14</text:p>
          </table:table-cell>
          <table:table-cell table:formula="of:=[.C6]*([.B6]*1000)" office:value-type="float" office:value="152.796" calcext:value-type="float">
            <text:p>152.796</text:p>
          </table:table-cell>
          <table:table-cell office:value-type="float" office:value="12.01" calcext:value-type="float">
            <text:p>12.01</text:p>
          </table:table-cell>
          <table:table-cell office:value-type="float" office:value="1.74" calcext:value-type="float">
            <text:p>1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e Power Drawn</text:p>
          </table:table-cell>
          <table:table-cell table:number-columns-repeated="3"/>
          <table:table-cell office:value-type="string" calcext:value-type="string">
            <text:p>(Runtime and its stdev rounded to 4 decimal places)</text:p>
          </table:table-cell>
          <table:table-cell table:number-columns-repeated="5"/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3:12:27.611311349</meta:creation-date>
    <dc:date>2019-08-21T23:39:02.733201351</dc:date>
    <meta:editing-duration>PT5M43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